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10.392527455026453" table:style-name="ce1">
            <text:p>10.392527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000099999999997" table:style-name="ce1">
            <text:p>0.31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000099999999998" table:style-name="ce1">
            <text:p>0.69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0009999999999" table:style-name="ce1">
            <text:p>1.972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2.783000999999999" table:style-name="ce1">
            <text:p>42.783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282500000000013" table:style-name="ce1">
            <text:p>0.9328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6.3221914761904756" table:style-name="ce1">
            <text:p>6.3221914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8.015604174603169" table:style-name="ce1">
            <text:p>38.015604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12.690000999999999" table:style-name="ce1">
            <text:p>12.69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0010000000002" table:style-name="ce1">
            <text:p>3.794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6.803715285714283" table:style-name="ce1">
            <text:p>16.803715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17700000001" table:style-name="ce1">
            <text:p>89.4411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77910000000001" table:style-name="ce1">
            <text:p>3.1977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15.330000999999999" table:style-name="ce1">
            <text:p>15.33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4.163985126984127" table:style-name="ce1">
            <text:p>14.163985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0010000000001" table:style-name="ce1">
            <text:p>4.50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10000000003" table:style-name="ce1">
            <text:p>2.22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10000000004" table:style-name="ce1">
            <text:p>4.74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91.765210999999994" table:style-name="ce1">
            <text:p>91.7652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36.680000999999997" table:style-name="ce1">
            <text:p>36.68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390064492063491" table:style-name="ce1">
            <text:p>8.3900644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00009999999998" table:style-name="ce1">
            <text:p>1.6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00010000000007" table:style-name="ce1">
            <text:p>7.14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0001000000001" table:style-name="ce1">
            <text:p>27.7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1" table:style-name="ce1">
            <text:p>1.23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100000000005" table:style-name="ce1">
            <text:p>0.64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00010000000004" table:style-name="ce1">
            <text:p>7.32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000100000000008" table:style-name="ce1">
            <text:p>0.93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752322751324" table:style-name="ce1">
            <text:p>39.662752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0001000000001" table:style-name="ce1">
            <text:p>18.98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85724285714263" table:style-name="ce1">
            <text:p>8.9285724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81.635300999999998" table:style-name="ce1">
            <text:p>81.6353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000100000000003" table:style-name="ce1">
            <text:p>0.5000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469.88631951851852" table:style-name="ce1">
            <text:p>469.88631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4.478000999999999" table:style-name="ce1">
            <text:p>34.47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000009999999993" table:style-name="ce1">
            <text:p>9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523909523809526" table:style-name="ce1">
            <text:p>0.5952390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00009999999997" table:style-name="ce1">
            <text:p>5.2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000000999999997" table:style-name="ce1">
            <text:p>5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00000999999999" table:style-name="ce1">
            <text:p>13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00001000000002" table:style-name="ce1">
            <text:p>26.1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00001000000002" table:style-name="ce1">
            <text:p>27.3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2858142857142" table:style-name="ce1">
            <text:p>13.392858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7000009999999985" table:style-name="ce1">
            <text:p>8.7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00000999999999" table:style-name="ce1">
            <text:p>15.2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0001000000002" table:style-name="ce1">
            <text:p>28.64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950001" table:style-name="ce1">
            <text:p>41.95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00000999999995" table:style-name="ce1">
            <text:p>50.8000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5:33:54Z</dc:date>
  </office:meta>
</office:document-meta>
</file>